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6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566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ontact_20_Footer">
      <style:text-properties officeooo:paragraph-rsid="007a355c"/>
    </style:style>
    <style:style style:name="P5" style:family="paragraph" style:parent-style-name="Contact_20_Footer">
      <style:text-properties officeooo:paragraph-rsid="00785e98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6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7" style:family="paragraph" style:parent-style-name="Table_20_Contents">
      <style:paragraph-properties fo:margin-top="0.049cm" fo:margin-bottom="0.049cm" style:contextual-spacing="false"/>
      <style:text-properties fo:font-weight="bold" officeooo:rsid="0079556c" officeooo:paragraph-rsid="0079556c" style:font-weight-asian="bold" style:font-weight-complex="bold"/>
    </style:style>
    <style:style style:name="P18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20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21" style:family="paragraph" style:parent-style-name="Table_20_References_20_Contents">
      <style:text-properties officeooo:rsid="0079556c" officeooo:paragraph-rsid="0079556c"/>
    </style:style>
    <style:style style:name="P22" style:family="paragraph" style:parent-style-name="Table_20_References_20_Contents">
      <style:paragraph-properties fo:text-align="start" style:justify-single-word="false"/>
      <style:text-properties fo:font-size="9pt" officeooo:rsid="00014d3b" officeooo:paragraph-rsid="0079556c" style:font-size-asian="9pt" style:font-size-complex="9pt"/>
    </style:style>
    <style:style style:name="P23" style:family="paragraph" style:parent-style-name="Présent">
      <style:text-properties officeooo:rsid="007c433f"/>
    </style:style>
    <style:style style:name="P24" style:family="paragraph" style:parent-style-name="Présent">
      <style:text-properties officeooo:rsid="007c433f" officeooo:paragraph-rsid="007c433f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>
      <style:text-properties officeooo:rsid="007ebfd4"/>
    </style:style>
    <style:style style:name="T4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1">$$customerCompany$$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1">$$companyResponsible$$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1">$$customerContact$$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1">$$companyConsultant$$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1">$$customerAddress1$$</text:p>
            <text:p text:style-name="P22">$$customerAddress2$$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5">Référence du projet</text:p>
          </table:table-cell>
          <table:table-cell table:style-name="Table6.B1" office:value-type="string">
            <text:p text:style-name="P20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18">Date du document</text:p>
          </table:table-cell>
          <table:table-cell table:style-name="Table6.D1" office:value-type="string">
            <text:p text:style-name="P19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5">Intitulé de la prestation</text:p>
          </table:table-cell>
          <table:table-cell table:style-name="Table6.B2" table:number-columns-spanned="3" office:value-type="string">
            <text:p text:style-name="P16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5">Nature de la mission</text:p>
          </table:table-cell>
          <table:table-cell table:style-name="Table6.B3" table:number-columns-spanned="3" office:value-type="string">
            <text:p text:style-name="P17">$$activityDescription$$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2"><text:span text:style-name="T1">$$activityMonth$$</text:span> <text:span text:style-name="T1">$$activityYear$$</text:span> – Semaine <text:span text:style-name="T1">$$activityWeek$$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9">Jour</text:p>
              </table:table-cell>
              <table:table-cell table:style-name="Tableau2.B1" office:value-type="string">
                <text:p text:style-name="P9">½</text:p>
              </table:table-cell>
              <table:table-cell table:style-name="Tableau2.C1" office:value-type="string">
                <text:p text:style-name="P9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8">$$day1$$</text:p>
            </table:table-cell>
            <table:table-cell table:style-name="Tableau2.B2" office:value-type="string">$$AM1$$</table:table-cell>
            <table:table-cell table:style-name="Tableau2.C3" table:number-rows-spanned="2" office:value-type="string">
              <text:p text:style-name="P11"/>
            </table:table-cell>
          </table:table-row>
          <table:table-row table:style-name="Tableau2.3">
            <table:covered-table-cell/>
            <table:table-cell table:style-name="Tableau2.B3" office:value-type="string">$$PM1$$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8">$$day2$$</text:p>
            </table:table-cell>
            <table:table-cell table:style-name="Tableau2.B4" office:value-type="string">$$AM2$$</table:table-cell>
            <table:table-cell table:style-name="Tableau2.C5" table:number-rows-spanned="2" office:value-type="string">
              <text:p text:style-name="P11"/>
            </table:table-cell>
          </table:table-row>
          <table:table-row table:style-name="Tableau2.5">
            <table:covered-table-cell/>
            <table:table-cell table:style-name="Tableau2.B5" office:value-type="string">$$PM2$$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3">$$day3$$</text:p>
            </table:table-cell>
            <table:table-cell table:style-name="Tableau2.B6" office:value-type="string">$$AM3$$</table:table-cell>
            <table:table-cell table:style-name="Tableau2.C7" table:number-rows-spanned="2" office:value-type="string">
              <text:p text:style-name="P10"/>
              <text:p text:style-name="P11"/>
            </table:table-cell>
          </table:table-row>
          <table:table-row table:style-name="Tableau2.7">
            <table:covered-table-cell/>
            <table:table-cell table:style-name="Tableau2.B7" office:value-type="string">$$PM3$$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3">$$day4$$</text:p>
            </table:table-cell>
            <table:table-cell table:style-name="Tableau2.B8" office:value-type="string">$$AM4$$</table:table-cell>
            <table:table-cell table:style-name="Tableau2.C9" table:number-rows-spanned="2" office:value-type="string">
              <text:p text:style-name="P11"/>
            </table:table-cell>
          </table:table-row>
          <table:table-row table:style-name="Tableau2.9">
            <table:covered-table-cell/>
            <table:table-cell table:style-name="Tableau2.B8" office:value-type="string">$$PM4$$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3">$$day5$$</text:p>
            </table:table-cell>
            <table:table-cell table:style-name="Tableau2.B10" office:value-type="string">$$AM5$$</table:table-cell>
            <table:table-cell table:style-name="Tableau2.C11" table:number-rows-spanned="2" office:value-type="string">
              <text:p text:style-name="P11"/>
            </table:table-cell>
          </table:table-row>
          <table:table-row table:style-name="Tableau2.11">
            <table:covered-table-cell/>
            <table:table-cell table:style-name="Tableau2.B11" office:value-type="string">$$PM5$$</table:table-cell>
            <table:covered-table-cell/>
          </table:table-row>
        </table:table>
        <text:p text:style-name="Standard"/>
        <text:p text:style-name="Standard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7">Total projet</text:p>
              </table:table-cell>
              <table:table-cell table:style-name="Tableau1.B1" office:value-type="string">
                <text:p text:style-name="P14">$$activityTotal$$</text:p>
              </table:table-cell>
            </table:table-row>
          </table:table-header-rows>
        </table:table>
        <text:p text:style-name="Standard"/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6">Cachet et signature du client</text:p>
              <text:p text:style-name="P6"/>
              <text:p text:style-name="P6"/>
              <text:p text:style-name="P6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$$companyAddress2$$</text:p>
              <text:p text:style-name="Address_20_Cover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5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09</meta:editing-cycles>
    <meta:editing-duration>PT9H17M11S</meta:editing-duration>
    <meta:initial-creator>PAYSANT</meta:initial-creator>
    <dc:date>2016-06-20T20:25:07.375867956</dc:date>
    <meta:document-statistic meta:table-count="11" meta:image-count="2" meta:object-count="0" meta:page-count="2" meta:paragraph-count="68" meta:word-count="136" meta:character-count="1190" meta:non-whitespace-character-count="1121"/>
    <meta:user-defined meta:name="Info 3"/>
    <meta:user-defined meta:name="Info 4"/>
    <meta:user-defined meta:name="License">Copyright LINAGORA</meta:user-defined>
    <meta:user-defined meta:name="Project-Code"/>
  </office:meta>
</office:document-meta>
</file>